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fenced open="[" close="]">
          <mrow>
            <mover accent="true">
              <mi>A</mi>
              <mo stretchy="false">̂</mo>
            </mover>
            <mi>,</mi>
            <mover accent="true">
              <mi>B</mi>
              <mo stretchy="false">̂</mo>
            </mover>
          </mrow>
        </mfenced>
        <mrow>
          <mrow>
            <mi/>
            <mo stretchy="false">−</mo>
            <mi/>
          </mrow>
        </mrow>
      </msub>
      <mrow>
        <mi/>
        <mo stretchy="false">=</mo>
        <mi/>
      </mrow>
      <mover accent="true">
        <mi>A</mi>
        <mo stretchy="false">̂</mo>
      </mover>
      <mrow>
        <mover accent="true">
          <mi>B</mi>
          <mo stretchy="false">̂</mo>
        </mover>
        <mo stretchy="false">−</mo>
        <mover accent="true">
          <mi>B</mi>
          <mo stretchy="false">̂</mo>
        </mover>
      </mrow>
      <mover accent="true">
        <mi>A</mi>
        <mo stretchy="false">̂</mo>
      </mover>
    </mrow>
    <annotation encoding="StarMath 5.0">left [ hat A , hat B right ] _{`-`} `=` hat A hat B - hat B hat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3:05:33.585000000</meta:creation-date>
    <meta:generator>LibreOffice/4.1.4.2$Windows_x86 LibreOffice_project/0a0440ccc0227ad9829de5f46be37cfb6edcf72</meta:generator>
  </office:meta>
</office:document-meta>
</file>